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79cc2" officeooo:paragraph-rsid="00279cc2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aea7" officeooo:paragraph-rsid="0028aea7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251720" officeooo:paragraph-rsid="00251720" style:font-size-asian="9.14999961853027pt" style:font-weight-asian="normal" style:font-size-complex="10.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aea46"/>
    </style:style>
    <style:style style:name="P23" style:family="paragraph" style:parent-style-name="Text_20_body">
      <style:paragraph-properties fo:text-align="start" style:justify-single-word="false"/>
      <style:text-properties officeooo:paragraph-rsid="001aea46"/>
    </style:style>
    <style:style style:name="P24" style:family="paragraph" style:parent-style-name="Text_20_body">
      <style:paragraph-properties fo:text-align="start" style:justify-single-word="false"/>
      <style:text-properties officeooo:paragraph-rsid="001b4241"/>
    </style:style>
    <style:style style:name="P25" style:family="paragraph" style:parent-style-name="Preformatted_20_Text">
      <style:paragraph-properties fo:margin-top="0cm" fo:margin-bottom="0.499cm" style:contextual-spacing="false"/>
    </style:style>
    <style:style style:name="P2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aea7" officeooo:paragraph-rsid="0028aea7" style:font-size-asian="9.14999961853027pt" style:font-weight-asian="normal" style:font-size-complex="10.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ddeb" officeooo:paragraph-rsid="0028ddeb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okumentacija Development</text:p>
      <text:p text:style-name="P20"/>
      <text:p text:style-name="P11">Iz nekog razluka nakon kreiranja jwt interceptora salje se dupli request (pogledati da li je to normalno)</text:p>
      <text:p text:style-name="P10"/>
      <text:p text:style-name="P10"/>
      <text:p text:style-name="P21">Database:</text:p>
      <text:p text:style-name="P9"/>
      <text:p text:style-name="P9">Konekcija sa bazom je na serveru noshnexus.com</text:p>
      <text:p text:style-name="P22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8">Odkomentarisao liniju </text:p>
      <text:p text:style-name="P18">#listen_addresses = ‘localhost’ I umjesto ‘localhost’ stavio *</text:p>
      <text:p text:style-name="P22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22"><text:span text:style-name="Source_20_Text"><text:span text:style-name="T6">sam ovu liniju:</text:span></text:span></text:p>
      <text:p text:style-name="P22"><text:span text:style-name="Source_20_Text"><text:span text:style-name="T6"/></text:span></text:p>
      <text:p text:style-name="P23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23"><text:span text:style-name="Source_20_Text"><text:span text:style-name="T6">zamijenio sa:</text:span></text:span></text:p>
      <text:p text:style-name="P23"><text:span text:style-name="Source_20_Text"><text:span text:style-name="T6">host<text:tab/> all<text:tab/><text:tab/> all<text:tab/><text:tab/> 0.0.0.0/0<text:tab/><text:tab/> md5</text:span></text:span></text:p>
      <text:p text:style-name="P24"><text:span text:style-name="Source_20_Text"><text:span text:style-name="T7">I na kraju restartovao postgresql</text:span></text:span></text:p>
      <text:p text:style-name="P20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14">Za redirect u nginx </text:p>
      <text:p text:style-name="P14"/>
      <text:p text:style-name="P14"><text:a xlink:type="simple" xlink:href="https://askubuntu.com/questions/1222665/https-of-subdomain-redirects-to-main-domain-certbot-on-nginx" text:style-name="Internet_20_link" text:visited-style-name="Visited_20_Internet_20_Link">https://askubuntu.com/questions/1222665/https-of-subdomain-redirects-to-main-domain-certbot-on-nginx</text:a></text:p>
      <text:p text:style-name="P14"/>
      <text:p text:style-name="P14"/>
      <text:p text:style-name="P19">Za refresh token</text:p>
      <text:p text:style-name="P14"/>
      <text:p text:style-name="P15"><text:span text:style-name="Source_20_Text">@Injectable()</text:span></text:p>
      <text:p text:style-name="Preformatted_20_Text"><text:span text:style-name="Source_20_Text">export class MonitorInterceptor implements HttpInterceptor {</text:span></text:p>
      <text:p text:style-name="Preformatted_20_Text"/>
      <text:p text:style-name="Preformatted_20_Text"><text:span text:style-name="Source_20_Text"><text:s text:c="2"/>constructor() {}</text:span></text:p>
      <text:p text:style-name="Preformatted_20_Text"/>
      <text:p text:style-name="Preformatted_20_Text"><text:span text:style-name="Source_20_Text"><text:s text:c="2"/>intercept(request: HttpRequest&lt;unknown&gt;, next: HttpHandler): Observable&lt;HttpEvent&lt;unknown&gt;&gt; {</text:span></text:p>
      <text:p text:style-name="Preformatted_20_Text"><text:span text:style-name="Source_20_Text"><text:s text:c="4"/>return next.handle(request).pipe(catchError(error =&gt; {</text:span></text:p>
      <text:p text:style-name="Preformatted_20_Text"><text:span text:style-name="Source_20_Text"><text:s text:c="8"/>if (error.status === 401) {</text:span></text:p>
      <text:p text:style-name="Preformatted_20_Text"><text:span text:style-name="Source_20_Text"><text:s text:c="10"/>return this.reAuthenticate().pipe(</text:span></text:p>
      <text:p text:style-name="Preformatted_20_Text"><text:span text:style-name="Source_20_Text"><text:s text:c="12"/>switchMap(() =&gt; next.handle(request))</text:span></text:p>
      <text:p text:style-name="Preformatted_20_Text"><text:span text:style-name="Source_20_Text"><text:s text:c="10"/>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throwError(error);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Authenticate(): Observable&lt;any&gt; {</text:span></text:p>
      <text:p text:style-name="Preformatted_20_Text"><text:span text:style-name="Source_20_Text"><text:s text:c="4"/>// Do your auth call here</text:span></text:p>
      <text:p text:style-name="Preformatted_20_Text"><text:span text:style-name="Source_20_Text"><text:s text:c="2"/>}</text:span></text:p>
      <text:p text:style-name="P25"><text:span text:style-name="Source_20_Text">}</text:span></text:p>
      <text:p text:style-name="P16"><text:soft-page-break/>Rjesenje kako poslati token sa slikom u flutteru </text:p>
      <text:p text:style-name="P16"/>
      <text:p text:style-name="P16"><text:a xlink:type="simple" xlink:href="https://stackoverflow.com/questions/52005889/i-want-to-add-header-with-access-token-for-flutter-upload-image" text:style-name="Internet_20_link" text:visited-style-name="Visited_20_Internet_20_Link">https://stackoverflow.com/questions/52005889/i-want-to-add-header-with-access-token-for-flutter-upload-image</text:a></text:p>
      <text:p text:style-name="P16"/>
      <text:p text:style-name="P17">Da bi u restaranu ukljucili da moze biti aktivan mora da napravi</text:p>
      <text:p text:style-name="P17"><text:tab/>Bar 1 menu items</text:p>
      <text:p text:style-name="P17"><text:tab/>bar 1 sto</text:p>
      <text:p text:style-name="P17"/>
      <text:p text:style-name="P27">O signalR</text:p>
      <text:p text:style-name="P27">https://github.com/AKouki/SignalR-Ch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3-05T14:58:22.579000000</dc:date>
    <meta:editing-duration>PT11H28M32S</meta:editing-duration>
    <meta:editing-cycles>2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86" meta:word-count="288" meta:character-count="3170" meta:non-whitespace-character-count="2764"/>
  </office:meta>
</office:document-meta>
</file>